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3">
      <style:paragraph-properties fo:text-align="justify" style:justify-single-word="false"/>
      <style:text-properties fo:font-weight="bold" officeooo:rsid="001e48b0" officeooo:paragraph-rsid="001e3b2d" style:font-weight-asian="bold" style:font-weight-complex="bold"/>
    </style:style>
    <style:style style:name="P2" style:family="paragraph" style:parent-style-name="Standard" style:list-style-name="L3">
      <style:paragraph-properties fo:text-align="justify" style:justify-single-word="false"/>
      <style:text-properties fo:font-weight="bold" officeooo:rsid="001e48b0" officeooo:paragraph-rsid="001efe92" style:font-weight-asian="bold" style:font-weight-complex="bold"/>
    </style:style>
    <style:style style:name="P3" style:family="paragraph" style:parent-style-name="Standard" style:list-style-name="L3">
      <style:paragraph-properties fo:text-align="justify" style:justify-single-word="false"/>
      <style:text-properties fo:font-weight="bold" officeooo:paragraph-rsid="001e3b2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1e3b2d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e3b2d"/>
    </style:style>
    <style:style style:name="P6" style:family="paragraph" style:parent-style-name="Standard">
      <style:paragraph-properties fo:text-align="justify" style:justify-single-word="false"/>
      <style:text-properties officeooo:paragraph-rsid="001e3b2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7238a4" officeooo:paragraph-rsid="001e3b2d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c3622" officeooo:paragraph-rsid="001e3b2d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5c0d74" officeooo:paragraph-rsid="001e3b2d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fo:font-size="10pt" fo:font-weight="normal" officeooo:rsid="005c0d74" officeooo:paragraph-rsid="001e3b2d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55cc37" officeooo:paragraph-rsid="001e3b2d" fo:background-color="#dee6ef" style:font-size-asian="14pt" style:font-weight-asian="bold" style:font-size-complex="14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c3622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7238a4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daef2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e48b0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ffa9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efe9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c3622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background-color="transparent" loext:char-shading-value="0" style:font-size-asian="12pt" style:font-size-complex="12pt"/>
    </style:style>
    <style:style style:name="T11" style:family="text">
      <style:text-properties fo:font-size="12pt" officeooo:rsid="001c3622" fo:background-color="transparent" loext:char-shading-value="0" style:font-size-asian="12pt" style:font-size-complex="12pt"/>
    </style:style>
    <style:style style:name="T12" style:family="text">
      <style:text-properties fo:font-size="10pt" officeooo:rsid="007238a4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e48b0" style:font-size-asian="10pt" style:font-size-complex="10pt"/>
    </style:style>
    <style:style style:name="T14" style:family="text">
      <style:text-properties officeooo:rsid="007238a4"/>
    </style:style>
    <style:style style:name="T15" style:family="text">
      <style:text-properties style:text-underline-style="solid" style:text-underline-width="auto" style:text-underline-color="font-color" officeooo:rsid="001e48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5"><text:span text:style-name="T8"/></text:p>
        </text:list-header>
        <text:list-item>
          <text:p text:style-name="P5"><text:span text:style-name="T8">Actividad </text:span><text:span text:style-name="T9">1</text:span><text:span text:style-name="T8">:</text:span><text:span text:style-name="T1"> </text:span><text:span text:style-name="T3">Completa los datos que faltan para que los equipos formen parte de la misma red con respecto a las direcciones IP y máscara de subred de los equipos.</text:span></text:p>
        </text:list-item>
      </text:list>
      <text:p text:style-name="P6"><text:span text:style-name="T3"/></text:p>
      <text:p text:style-name="P6"><draw:line text:anchor-type="paragraph" draw:z-index="1" draw:name="Línea 2" draw:style-name="gr1" draw:text-style-name="P12" svg:x1="8.115cm" svg:y1="0.48cm" svg:x2="7.946cm" svg:y2="1.586cm"><text:p/></draw:line><text:span text:style-name="T3"><text:tab/><text:tab/><text:tab/><text:tab/><text:tab/><text:tab/>Switch</text:span></text:p>
      <text:p text:style-name="P6"><draw:line text:anchor-type="paragraph" draw:z-index="0" draw:name="Línea 1" draw:style-name="gr1" draw:text-style-name="P12" svg:x1="5.47cm" svg:y1="0.859cm" svg:x2="7.587cm" svg:y2="0.041cm"><text:p/></draw:line><draw:line text:anchor-type="paragraph" draw:z-index="2" draw:name="Línea 3" draw:style-name="gr1" draw:text-style-name="P12" svg:x1="8.428cm" svg:y1="0.016cm" svg:x2="10.352cm" svg:y2="0.931cm"><text:p/></draw:line><text:span text:style-name="T3"/></text:p>
      <text:p text:style-name="P6"><text:span text:style-name="T3"/></text:p>
      <text:p text:style-name="P7"><text:tab/><text:tab/><text:tab/><text:tab/>PC1<text:tab/><text:tab/>PC2<text:tab/><text:tab/>PC3</text:p>
      <text:p text:style-name="P9"><text:tab/><text:tab/><text:tab/><text:span text:style-name="T12">192.168.</text:span><text:span text:style-name="T13">0</text:span><text:span text:style-name="T12">.2<text:tab/> <text:s text:c="5"/>192.168.0.3<text:tab/><text:tab/>192.168.0.4/</text:span><text:span text:style-name="T13">24</text:span></text:p>
      <text:p text:style-name="P10"><text:tab/><text:tab/><text:tab/><text:span text:style-name="T14">255.255.255.0<text:tab/> <text:s text:c="5"/>255.</text:span><text:span text:style-name="T15">255</text:span><text:span text:style-name="T14">.255.0</text:span></text:p>
      <text:p text:style-name="P11"/>
      <text:list text:style-name="L3">
        <text:list-item>
          <text:p text:style-name="P3"><text:span text:style-name="T10">Actividad </text:span><text:span text:style-name="T11">2</text:span><text:span text:style-name="T10">: </text:span><text:span text:style-name="T2">Cuál sería el rango de direcciones de red de la siguiente red: 192.168.100.0/24, </text:span><text:span text:style-name="T4">y para qué sería utilizada cada dirección IP.</text:span></text:p>
          <text:p text:style-name="P3"><text:span text:style-name="T4"/></text:p>
          <text:p text:style-name="P2"><text:span text:style-name="T4">E</text:span><text:span text:style-name="T1">s tipo C y su sub máscara sería 255.255.255.0. El rango que tendría sería </text:span><text:span text:style-name="T7">del 192.168.100.1 al</text:span><text:span text:style-name="T1"> 192.168.100.254, </text:span><text:span text:style-name="T7">siendo </text:span><text:span text:style-name="T1">192.168.100.</text:span><text:span text:style-name="T7">0 para red y</text:span><text:span text:style-name="T1"> 192.168.100.254 </text:span><text:span text:style-name="T7">para broadcast.</text:span></text:p>
          <text:p text:style-name="P1"><text:span text:style-name="T1"/></text:p>
        </text:list-item>
        <text:list-item>
          <text:p text:style-name="P3"><text:span text:style-name="T11">Actividad 3: </text:span><text:span text:style-name="T2">Divide la red 192.168.100.0/24 para que tenga cuatro segmentos con el mismo número de equipos cada uno.</text:span></text:p>
        </text:list-item>
      </text:list>
      <text:p text:style-name="P4"><text:span text:style-name="T2"/></text:p>
      <text:p text:style-name="P4"><text:span text:style-name="T2"><text:tab/></text:span><text:span text:style-name="T5">Red 1 : 192.168.100.0 /</text:span><text:span text:style-name="T6">26</text:span><text:span text:style-name="T5"> <text:tab/> <text:s/>La de red<text:tab/>(Las que están en medio de estas son de equipo)</text:span></text:p>
      <text:p text:style-name="P4"><text:span text:style-name="T5"><text:tab/><text:tab/> 192.168.100.63 /</text:span><text:span text:style-name="T6">26</text:span><text:span text:style-name="T5"><text:tab/> <text:s/>Broadcast<text:tab/></text:span></text:p>
      <text:p text:style-name="P8"><text:tab/></text:p>
      <text:p text:style-name="P4"><text:span text:style-name="T2"><text:tab/></text:span><text:span text:style-name="T5">Red 2: 192.168.100.64 /</text:span><text:span text:style-name="T6">26</text:span><text:span text:style-name="T5"><text:tab/> <text:s/>La de red<text:tab/>(Las que están en medio de estas son de equipo)</text:span></text:p>
      <text:p text:style-name="P4"><text:span text:style-name="T5"><text:tab/><text:tab/>192.168.100.127 /</text:span><text:span text:style-name="T6">26</text:span><text:span text:style-name="T5"><text:tab/> <text:s/>Broadcast</text:span></text:p>
      <text:p text:style-name="P4"><text:span text:style-name="T5"/></text:p>
      <text:p text:style-name="P4"><text:span text:style-name="T5"><text:tab/>Red 3: 192.168.100.128 /</text:span><text:span text:style-name="T6">26</text:span><text:span text:style-name="T5"><text:tab/> <text:s/>La de red<text:tab/>(Las que están en medio de estas son de equipo)</text:span></text:p>
      <text:p text:style-name="P4"><text:span text:style-name="T5"><text:tab/><text:tab/>192.168.100.191 /</text:span><text:span text:style-name="T6">26</text:span><text:span text:style-name="T5"><text:tab/> <text:s/>Broadcast</text:span></text:p>
      <text:p text:style-name="P4"><text:span text:style-name="T5"/></text:p>
      <text:p text:style-name="P4"><text:span text:style-name="T5"><text:tab/>Red 4: 192.168.100.192 /</text:span><text:span text:style-name="T6">26</text:span><text:span text:style-name="T5"><text:tab/> <text:s/>La de red<text:tab/>(Las que están en medio de estas son de equipo)</text:span></text:p>
      <text:p text:style-name="P4"><text:span text:style-name="T5"><text:tab/><text:tab/>192.168.100.255 /</text:span><text:span text:style-name="T6">26</text:span><text:span text:style-name="T5"><text:tab/> <text:s/>Broadcast</text:span></text:p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6:21:38.483000000</meta:creation-date>
    <dc:date>2024-04-30T16:39:52.286000000</dc:date>
    <meta:editing-duration>PT18M12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0" meta:word-count="195" meta:character-count="1194" meta:non-whitespace-character-count="959"/>
  </office:meta>
</office:document-meta>
</file>